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2.678cm" svg:y="13.646cm">
            <draw:object draw:notify-on-update-of-ranges="Sheet1.H31:Sheet1.H31 Sheet1.H32:Sheet1.H42 Sheet1.I31:Sheet1.I31 Sheet1.I32:Sheet1.I42 Sheet1.J31:Sheet1.J31 Sheet1.J32:Sheet1.J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678cm" svg:y="6.873cm">
            <draw:object draw:notify-on-update-of-ranges="Sheet1.H16:Sheet1.H16 Sheet1.H17:Sheet1.H27 Sheet1.I16:Sheet1.I16 Sheet1.I17:Sheet1.I27 Sheet1.J16:Sheet1.J16 Sheet1.J17:Sheet1.J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2.678cm" svg:y="0.551cm">
            <draw:object draw:notify-on-update-of-ranges="Sheet1.H2:Sheet1.H2 Sheet1.H3:Sheet1.H13 Sheet1.I2:Sheet1.I2 Sheet1.I3:Sheet1.I13 Sheet1.J2:Sheet1.J2 Sheet1.J3:Sheet1.J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Instructions</text:p>
          </table:table-cell>
          <table:covered-table-cell table:number-columns-repeated="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low v1</text:p>
          </table:table-cell>
          <table:table-cell office:value-type="string" calcext:value-type="string">
            <text:p>Slow v2</text:p>
          </table:table-cell>
          <table:table-cell office:value-type="string" calcext:value-type="string">
            <text:p>Slow v3</text:p>
          </table:table-cell>
          <table:table-cell office:value-type="string" calcext:value-type="string">
            <text:p>Fast v1 </text:p>
          </table:table-cell>
          <table:table-cell office:value-type="string" calcext:value-type="string">
            <text:p>Fast v2</text:p>
          </table:table-cell>
          <table:table-cell office:value-type="string" calcext:value-type="string">
            <text:p>Fast v3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a Non-Local</text:p>
          </table:table-cell>
          <table:table-cell office:value-type="string" calcext:value-type="string">
            <text:p>Data Lo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0393399" calcext:value-type="float">
            <text:p>4050393399</text:p>
          </table:table-cell>
          <table:table-cell office:value-type="float" office:value="4050187739" calcext:value-type="float">
            <text:p>4050187739</text:p>
          </table:table-cell>
          <table:table-cell office:value-type="float" office:value="4050465289" calcext:value-type="float">
            <text:p>4050465289</text:p>
          </table:table-cell>
          <table:table-cell office:value-type="float" office:value="2978691257" calcext:value-type="float">
            <text:p>2978691257</text:p>
          </table:table-cell>
          <table:table-cell office:value-type="float" office:value="2978675565" calcext:value-type="float">
            <text:p>2978675565</text:p>
          </table:table-cell>
          <table:table-cell office:value-type="float" office:value="2978657612" calcext:value-type="float">
            <text:p>2978657612</text:p>
          </table:table-cell>
          <table:table-cell office:value-type="float" office:value="1" calcext:value-type="float">
            <text:p>1</text:p>
          </table:table-cell>
          <table:table-cell table:formula="of:=AVERAGE([.B3:.D3])" office:value-type="float" office:value="4050348809" calcext:value-type="float">
            <text:p>4050348809</text:p>
          </table:table-cell>
          <table:table-cell table:formula="of:=AVERAGE([.E3:.G3])" office:value-type="float" office:value="2978674811.33333" calcext:value-type="float">
            <text:p>2978674811.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18043999" calcext:value-type="float">
            <text:p>15318043999</text:p>
          </table:table-cell>
          <table:table-cell office:value-type="float" office:value="15490643744" calcext:value-type="float">
            <text:p>15490643744</text:p>
          </table:table-cell>
          <table:table-cell office:value-type="float" office:value="15182810819" calcext:value-type="float">
            <text:p>15182810819</text:p>
          </table:table-cell>
          <table:table-cell office:value-type="float" office:value="8012002329" calcext:value-type="float">
            <text:p>8012002329</text:p>
          </table:table-cell>
          <table:table-cell office:value-type="float" office:value="8338428312" calcext:value-type="float">
            <text:p>8338428312</text:p>
          </table:table-cell>
          <table:table-cell office:value-type="float" office:value="8536365540" calcext:value-type="float">
            <text:p>8536365540</text:p>
          </table:table-cell>
          <table:table-cell office:value-type="float" office:value="2" calcext:value-type="float">
            <text:p>2</text:p>
          </table:table-cell>
          <table:table-cell table:formula="of:=AVERAGE([.B4:.D4])" office:value-type="float" office:value="15330499520.6667" calcext:value-type="float">
            <text:p>15330499520.6667</text:p>
          </table:table-cell>
          <table:table-cell table:formula="of:=AVERAGE([.E4:.G4])" office:value-type="float" office:value="8295598727" calcext:value-type="float">
            <text:p>8295598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018255597" calcext:value-type="float">
            <text:p>189018255597</text:p>
          </table:table-cell>
          <table:table-cell office:value-type="float" office:value="194749293465" calcext:value-type="float">
            <text:p>194749293465</text:p>
          </table:table-cell>
          <table:table-cell office:value-type="float" office:value="190731205789" calcext:value-type="float">
            <text:p>190731205789</text:p>
          </table:table-cell>
          <table:table-cell office:value-type="float" office:value="143535136265" calcext:value-type="float">
            <text:p>143535136265</text:p>
          </table:table-cell>
          <table:table-cell office:value-type="float" office:value="132551862125" calcext:value-type="float">
            <text:p>132551862125</text:p>
          </table:table-cell>
          <table:table-cell office:value-type="float" office:value="127122091326" calcext:value-type="float">
            <text:p>127122091326</text:p>
          </table:table-cell>
          <table:table-cell office:value-type="float" office:value="4" calcext:value-type="float">
            <text:p>4</text:p>
          </table:table-cell>
          <table:table-cell table:formula="of:=AVERAGE([.B5:.D5])" office:value-type="float" office:value="191499584950.333" calcext:value-type="float">
            <text:p>191499584950.333</text:p>
          </table:table-cell>
          <table:table-cell table:formula="of:=AVERAGE([.E5:.G5])" office:value-type="float" office:value="134403029905.333" calcext:value-type="float">
            <text:p>134403029905.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0279316741" calcext:value-type="float">
            <text:p>190279316741</text:p>
          </table:table-cell>
          <table:table-cell office:value-type="float" office:value="179596049362" calcext:value-type="float">
            <text:p>179596049362</text:p>
          </table:table-cell>
          <table:table-cell office:value-type="float" office:value="192836728733" calcext:value-type="float">
            <text:p>192836728733</text:p>
          </table:table-cell>
          <table:table-cell office:value-type="float" office:value="105321514828" calcext:value-type="float">
            <text:p>105321514828</text:p>
          </table:table-cell>
          <table:table-cell office:value-type="float" office:value="93196179434" calcext:value-type="float">
            <text:p>93196179434</text:p>
          </table:table-cell>
          <table:table-cell office:value-type="float" office:value="107760718506" calcext:value-type="float">
            <text:p>107760718506</text:p>
          </table:table-cell>
          <table:table-cell office:value-type="float" office:value="8" calcext:value-type="float">
            <text:p>8</text:p>
          </table:table-cell>
          <table:table-cell table:formula="of:=AVERAGE([.B6:.D6])" office:value-type="float" office:value="187570698278.667" calcext:value-type="float">
            <text:p>187570698278.667</text:p>
          </table:table-cell>
          <table:table-cell table:formula="of:=AVERAGE([.E6:.G6])" office:value-type="float" office:value="102092804256" calcext:value-type="float">
            <text:p>102092804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242196221" calcext:value-type="float">
            <text:p>160242196221</text:p>
          </table:table-cell>
          <table:table-cell office:value-type="float" office:value="157087702927" calcext:value-type="float">
            <text:p>157087702927</text:p>
          </table:table-cell>
          <table:table-cell office:value-type="float" office:value="155789608996" calcext:value-type="float">
            <text:p>155789608996</text:p>
          </table:table-cell>
          <table:table-cell office:value-type="float" office:value="72416873817" calcext:value-type="float">
            <text:p>72416873817</text:p>
          </table:table-cell>
          <table:table-cell office:value-type="float" office:value="72425446523" calcext:value-type="float">
            <text:p>72425446523</text:p>
          </table:table-cell>
          <table:table-cell office:value-type="float" office:value="72241668896" calcext:value-type="float">
            <text:p>72241668896</text:p>
          </table:table-cell>
          <table:table-cell office:value-type="float" office:value="16" calcext:value-type="float">
            <text:p>16</text:p>
          </table:table-cell>
          <table:table-cell table:formula="of:=AVERAGE([.B7:.D7])" office:value-type="float" office:value="157706502714.667" calcext:value-type="float">
            <text:p>157706502714.667</text:p>
          </table:table-cell>
          <table:table-cell table:formula="of:=AVERAGE([.E7:.G7])" office:value-type="float" office:value="72361329745.3333" calcext:value-type="float">
            <text:p>72361329745.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766194871" calcext:value-type="float">
            <text:p>156766194871</text:p>
          </table:table-cell>
          <table:table-cell office:value-type="float" office:value="156384699330" calcext:value-type="float">
            <text:p>156384699330</text:p>
          </table:table-cell>
          <table:table-cell office:value-type="float" office:value="156643768423" calcext:value-type="float">
            <text:p>156643768423</text:p>
          </table:table-cell>
          <table:table-cell office:value-type="float" office:value="72428077599" calcext:value-type="float">
            <text:p>72428077599</text:p>
          </table:table-cell>
          <table:table-cell office:value-type="float" office:value="71852538822" calcext:value-type="float">
            <text:p>71852538822</text:p>
          </table:table-cell>
          <table:table-cell office:value-type="float" office:value="72016275296" calcext:value-type="float">
            <text:p>72016275296</text:p>
          </table:table-cell>
          <table:table-cell office:value-type="float" office:value="32" calcext:value-type="float">
            <text:p>32</text:p>
          </table:table-cell>
          <table:table-cell table:formula="of:=AVERAGE([.B8:.D8])" office:value-type="float" office:value="156598220874.667" calcext:value-type="float">
            <text:p>156598220874.667</text:p>
          </table:table-cell>
          <table:table-cell table:formula="of:=AVERAGE([.E8:.G8])" office:value-type="float" office:value="72098963905.6667" calcext:value-type="float">
            <text:p>72098963905.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6754451097" calcext:value-type="float">
            <text:p>156754451097</text:p>
          </table:table-cell>
          <table:table-cell office:value-type="float" office:value="157113524262" calcext:value-type="float">
            <text:p>157113524262</text:p>
          </table:table-cell>
          <table:table-cell office:value-type="float" office:value="156759562923" calcext:value-type="float">
            <text:p>156759562923</text:p>
          </table:table-cell>
          <table:table-cell office:value-type="float" office:value="72925560507" calcext:value-type="float">
            <text:p>72925560507</text:p>
          </table:table-cell>
          <table:table-cell office:value-type="float" office:value="72988889964" calcext:value-type="float">
            <text:p>72988889964</text:p>
          </table:table-cell>
          <table:table-cell office:value-type="float" office:value="74456722374" calcext:value-type="float">
            <text:p>74456722374</text:p>
          </table:table-cell>
          <table:table-cell office:value-type="float" office:value="62" calcext:value-type="float">
            <text:p>62</text:p>
          </table:table-cell>
          <table:table-cell table:formula="of:=AVERAGE([.B9:.D9])" office:value-type="float" office:value="156875846094" calcext:value-type="float">
            <text:p>156875846094</text:p>
          </table:table-cell>
          <table:table-cell table:formula="of:=AVERAGE([.E9:.G9])" office:value-type="float" office:value="73457057615" calcext:value-type="float">
            <text:p>73457057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373754869" calcext:value-type="float">
            <text:p>158373754869</text:p>
          </table:table-cell>
          <table:table-cell office:value-type="float" office:value="161360756586" calcext:value-type="float">
            <text:p>161360756586</text:p>
          </table:table-cell>
          <table:table-cell office:value-type="float" office:value="158963886796" calcext:value-type="float">
            <text:p>158963886796</text:p>
          </table:table-cell>
          <table:table-cell office:value-type="float" office:value="73761652042" calcext:value-type="float">
            <text:p>73761652042</text:p>
          </table:table-cell>
          <table:table-cell office:value-type="float" office:value="74767208028" calcext:value-type="float">
            <text:p>74767208028</text:p>
          </table:table-cell>
          <table:table-cell office:value-type="float" office:value="73493457001" calcext:value-type="float">
            <text:p>73493457001</text:p>
          </table:table-cell>
          <table:table-cell office:value-type="float" office:value="128" calcext:value-type="float">
            <text:p>128</text:p>
          </table:table-cell>
          <table:table-cell table:formula="of:=AVERAGE([.B10:.D10])" office:value-type="float" office:value="159566132750.333" calcext:value-type="float">
            <text:p>159566132750.333</text:p>
          </table:table-cell>
          <table:table-cell table:formula="of:=AVERAGE([.E10:.G10])" office:value-type="float" office:value="74007439023.6667" calcext:value-type="float">
            <text:p>74007439023.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2324401435" calcext:value-type="float">
            <text:p>162324401435</text:p>
          </table:table-cell>
          <table:table-cell office:value-type="float" office:value="162524225625" calcext:value-type="float">
            <text:p>162524225625</text:p>
          </table:table-cell>
          <table:table-cell office:value-type="float" office:value="158122877960" calcext:value-type="float">
            <text:p>158122877960</text:p>
          </table:table-cell>
          <table:table-cell office:value-type="float" office:value="75093595525" calcext:value-type="float">
            <text:p>75093595525</text:p>
          </table:table-cell>
          <table:table-cell office:value-type="float" office:value="74871964272" calcext:value-type="float">
            <text:p>74871964272</text:p>
          </table:table-cell>
          <table:table-cell office:value-type="float" office:value="75207168817" calcext:value-type="float">
            <text:p>75207168817</text:p>
          </table:table-cell>
          <table:table-cell office:value-type="float" office:value="256" calcext:value-type="float">
            <text:p>256</text:p>
          </table:table-cell>
          <table:table-cell table:formula="of:=AVERAGE([.B11:.D11])" office:value-type="float" office:value="160990501673.333" calcext:value-type="float">
            <text:p>160990501673.333</text:p>
          </table:table-cell>
          <table:table-cell table:formula="of:=AVERAGE([.E11:.G11])" office:value-type="float" office:value="75057576204.6667" calcext:value-type="float">
            <text:p>75057576204.66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8275526274" calcext:value-type="float">
            <text:p>168275526274</text:p>
          </table:table-cell>
          <table:table-cell office:value-type="float" office:value="167269496338" calcext:value-type="float">
            <text:p>167269496338</text:p>
          </table:table-cell>
          <table:table-cell office:value-type="float" office:value="161172690217" calcext:value-type="float">
            <text:p>161172690217</text:p>
          </table:table-cell>
          <table:table-cell office:value-type="float" office:value="77703044618" calcext:value-type="float">
            <text:p>77703044618</text:p>
          </table:table-cell>
          <table:table-cell office:value-type="float" office:value="80113872360" calcext:value-type="float">
            <text:p>80113872360</text:p>
          </table:table-cell>
          <table:table-cell office:value-type="float" office:value="77566499267" calcext:value-type="float">
            <text:p>77566499267</text:p>
          </table:table-cell>
          <table:table-cell office:value-type="float" office:value="512" calcext:value-type="float">
            <text:p>512</text:p>
          </table:table-cell>
          <table:table-cell table:formula="of:=AVERAGE([.B12:.D12])" office:value-type="float" office:value="165572570943" calcext:value-type="float">
            <text:p>165572570943</text:p>
          </table:table-cell>
          <table:table-cell table:formula="of:=AVERAGE([.E12:.G12])" office:value-type="float" office:value="78461138748.3333" calcext:value-type="float">
            <text:p>78461138748.3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74418713805" calcext:value-type="float">
            <text:p>174418713805</text:p>
          </table:table-cell>
          <table:table-cell office:value-type="float" office:value="178388173048" calcext:value-type="float">
            <text:p>178388173048</text:p>
          </table:table-cell>
          <table:table-cell office:value-type="float" office:value="174540774681" calcext:value-type="float">
            <text:p>174540774681</text:p>
          </table:table-cell>
          <table:table-cell office:value-type="float" office:value="81554681400" calcext:value-type="float">
            <text:p>81554681400</text:p>
          </table:table-cell>
          <table:table-cell office:value-type="float" office:value="82239514823" calcext:value-type="float">
            <text:p>82239514823</text:p>
          </table:table-cell>
          <table:table-cell office:value-type="float" office:value="81623599520" calcext:value-type="float">
            <text:p>81623599520</text:p>
          </table:table-cell>
          <table:table-cell office:value-type="float" office:value="1024" calcext:value-type="float">
            <text:p>1024</text:p>
          </table:table-cell>
          <table:table-cell table:formula="of:=AVERAGE([.B13:.D13])" office:value-type="float" office:value="175782553844.667" calcext:value-type="float">
            <text:p>175782553844.667</text:p>
          </table:table-cell>
          <table:table-cell table:formula="of:=AVERAGE([.E13:.G13])" office:value-type="float" office:value="81805931914.3333" calcext:value-type="float">
            <text:p>81805931914.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Cache Misses</text:p>
          </table:table-cell>
          <table:covered-table-cell table:number-columns-repeated="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low v1</text:p>
          </table:table-cell>
          <table:table-cell office:value-type="string" calcext:value-type="string">
            <text:p>Slow v2</text:p>
          </table:table-cell>
          <table:table-cell office:value-type="string" calcext:value-type="string">
            <text:p>Slow v3</text:p>
          </table:table-cell>
          <table:table-cell office:value-type="string" calcext:value-type="string">
            <text:p>Fast v1 </text:p>
          </table:table-cell>
          <table:table-cell office:value-type="string" calcext:value-type="string">
            <text:p>Fast v2</text:p>
          </table:table-cell>
          <table:table-cell office:value-type="string" calcext:value-type="string">
            <text:p>Fast v3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a Non-Local</text:p>
          </table:table-cell>
          <table:table-cell office:value-type="string" calcext:value-type="string">
            <text:p>Data Lo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978" calcext:value-type="float">
            <text:p>172978</text:p>
          </table:table-cell>
          <table:table-cell office:value-type="float" office:value="168122" calcext:value-type="float">
            <text:p>168122</text:p>
          </table:table-cell>
          <table:table-cell office:value-type="float" office:value="161982" calcext:value-type="float">
            <text:p>161982</text:p>
          </table:table-cell>
          <table:table-cell office:value-type="float" office:value="56698" calcext:value-type="float">
            <text:p>56698</text:p>
          </table:table-cell>
          <table:table-cell office:value-type="float" office:value="57490" calcext:value-type="float">
            <text:p>57490</text:p>
          </table:table-cell>
          <table:table-cell office:value-type="float" office:value="58322" calcext:value-type="float">
            <text:p>58322</text:p>
          </table:table-cell>
          <table:table-cell office:value-type="float" office:value="1" calcext:value-type="float">
            <text:p>1</text:p>
          </table:table-cell>
          <table:table-cell table:formula="of:=AVERAGE([.B17:.D17])" office:value-type="float" office:value="167694" calcext:value-type="float">
            <text:p>167694</text:p>
          </table:table-cell>
          <table:table-cell table:formula="of:=AVERAGE([.E17:.G17])" office:value-type="float" office:value="57503.3333333333" calcext:value-type="float">
            <text:p>57503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906939" calcext:value-type="float">
            <text:p>103906939</text:p>
          </table:table-cell>
          <table:table-cell office:value-type="float" office:value="122094259" calcext:value-type="float">
            <text:p>122094259</text:p>
          </table:table-cell>
          <table:table-cell office:value-type="float" office:value="114039314" calcext:value-type="float">
            <text:p>114039314</text:p>
          </table:table-cell>
          <table:table-cell office:value-type="float" office:value="54877471" calcext:value-type="float">
            <text:p>54877471</text:p>
          </table:table-cell>
          <table:table-cell office:value-type="float" office:value="45403362" calcext:value-type="float">
            <text:p>45403362</text:p>
          </table:table-cell>
          <table:table-cell office:value-type="float" office:value="46618716" calcext:value-type="float">
            <text:p>46618716</text:p>
          </table:table-cell>
          <table:table-cell office:value-type="float" office:value="2" calcext:value-type="float">
            <text:p>2</text:p>
          </table:table-cell>
          <table:table-cell table:formula="of:=AVERAGE([.B18:.D18])" office:value-type="float" office:value="113346837.333333" calcext:value-type="float">
            <text:p>113346837.333333</text:p>
          </table:table-cell>
          <table:table-cell table:formula="of:=AVERAGE([.E18:.G18])" office:value-type="float" office:value="48966516.3333333" calcext:value-type="float">
            <text:p>48966516.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3717014" calcext:value-type="float">
            <text:p>603717014</text:p>
          </table:table-cell>
          <table:table-cell office:value-type="float" office:value="632800603" calcext:value-type="float">
            <text:p>632800603</text:p>
          </table:table-cell>
          <table:table-cell office:value-type="float" office:value="622225502" calcext:value-type="float">
            <text:p>622225502</text:p>
          </table:table-cell>
          <table:table-cell office:value-type="float" office:value="524786365" calcext:value-type="float">
            <text:p>524786365</text:p>
          </table:table-cell>
          <table:table-cell office:value-type="float" office:value="398920816" calcext:value-type="float">
            <text:p>398920816</text:p>
          </table:table-cell>
          <table:table-cell office:value-type="float" office:value="463448993" calcext:value-type="float">
            <text:p>463448993</text:p>
          </table:table-cell>
          <table:table-cell office:value-type="float" office:value="4" calcext:value-type="float">
            <text:p>4</text:p>
          </table:table-cell>
          <table:table-cell table:formula="of:=AVERAGE([.B19:.D19])" office:value-type="float" office:value="619581039.666667" calcext:value-type="float">
            <text:p>619581039.666667</text:p>
          </table:table-cell>
          <table:table-cell table:formula="of:=AVERAGE([.E19:.G19])" office:value-type="float" office:value="462385391.333333" calcext:value-type="float">
            <text:p>462385391.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023546" calcext:value-type="float">
            <text:p>256023546</text:p>
          </table:table-cell>
          <table:table-cell office:value-type="float" office:value="209139605" calcext:value-type="float">
            <text:p>209139605</text:p>
          </table:table-cell>
          <table:table-cell office:value-type="float" office:value="269035778" calcext:value-type="float">
            <text:p>269035778</text:p>
          </table:table-cell>
          <table:table-cell office:value-type="float" office:value="103279260" calcext:value-type="float">
            <text:p>103279260</text:p>
          </table:table-cell>
          <table:table-cell office:value-type="float" office:value="86046944" calcext:value-type="float">
            <text:p>86046944</text:p>
          </table:table-cell>
          <table:table-cell office:value-type="float" office:value="110946049" calcext:value-type="float">
            <text:p>110946049</text:p>
          </table:table-cell>
          <table:table-cell office:value-type="float" office:value="8" calcext:value-type="float">
            <text:p>8</text:p>
          </table:table-cell>
          <table:table-cell table:formula="of:=AVERAGE([.B20:.D20])" office:value-type="float" office:value="244732976.333333" calcext:value-type="float">
            <text:p>244732976.333333</text:p>
          </table:table-cell>
          <table:table-cell table:formula="of:=AVERAGE([.E20:.G20])" office:value-type="float" office:value="100090751" calcext:value-type="float">
            <text:p>1000907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201022" calcext:value-type="float">
            <text:p>25201022</text:p>
          </table:table-cell>
          <table:table-cell office:value-type="float" office:value="30501076" calcext:value-type="float">
            <text:p>30501076</text:p>
          </table:table-cell>
          <table:table-cell office:value-type="float" office:value="23509377" calcext:value-type="float">
            <text:p>23509377</text:p>
          </table:table-cell>
          <table:table-cell office:value-type="float" office:value="10845288" calcext:value-type="float">
            <text:p>10845288</text:p>
          </table:table-cell>
          <table:table-cell office:value-type="float" office:value="10573305" calcext:value-type="float">
            <text:p>10573305</text:p>
          </table:table-cell>
          <table:table-cell office:value-type="float" office:value="10993015" calcext:value-type="float">
            <text:p>10993015</text:p>
          </table:table-cell>
          <table:table-cell office:value-type="float" office:value="16" calcext:value-type="float">
            <text:p>16</text:p>
          </table:table-cell>
          <table:table-cell table:formula="of:=AVERAGE([.B21:.D21])" office:value-type="float" office:value="26403825" calcext:value-type="float">
            <text:p>26403825</text:p>
          </table:table-cell>
          <table:table-cell table:formula="of:=AVERAGE([.E21:.G21])" office:value-type="float" office:value="10803869.3333333" calcext:value-type="float">
            <text:p>10803869.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47216" calcext:value-type="float">
            <text:p>22047216</text:p>
          </table:table-cell>
          <table:table-cell office:value-type="float" office:value="19527800" calcext:value-type="float">
            <text:p>19527800</text:p>
          </table:table-cell>
          <table:table-cell office:value-type="float" office:value="22974893" calcext:value-type="float">
            <text:p>22974893</text:p>
          </table:table-cell>
          <table:table-cell office:value-type="float" office:value="9901250" calcext:value-type="float">
            <text:p>9901250</text:p>
          </table:table-cell>
          <table:table-cell office:value-type="float" office:value="8378356" calcext:value-type="float">
            <text:p>8378356</text:p>
          </table:table-cell>
          <table:table-cell office:value-type="float" office:value="9445587" calcext:value-type="float">
            <text:p>9445587</text:p>
          </table:table-cell>
          <table:table-cell office:value-type="float" office:value="32" calcext:value-type="float">
            <text:p>32</text:p>
          </table:table-cell>
          <table:table-cell table:formula="of:=AVERAGE([.B22:.D22])" office:value-type="float" office:value="21516636.3333333" calcext:value-type="float">
            <text:p>21516636.3333333</text:p>
          </table:table-cell>
          <table:table-cell table:formula="of:=AVERAGE([.E22:.G22])" office:value-type="float" office:value="9241731" calcext:value-type="float">
            <text:p>92417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991191" calcext:value-type="float">
            <text:p>16991191</text:p>
          </table:table-cell>
          <table:table-cell office:value-type="float" office:value="17920222" calcext:value-type="float">
            <text:p>17920222</text:p>
          </table:table-cell>
          <table:table-cell office:value-type="float" office:value="21658728" calcext:value-type="float">
            <text:p>21658728</text:p>
          </table:table-cell>
          <table:table-cell office:value-type="float" office:value="7849118" calcext:value-type="float">
            <text:p>7849118</text:p>
          </table:table-cell>
          <table:table-cell office:value-type="float" office:value="8924388" calcext:value-type="float">
            <text:p>8924388</text:p>
          </table:table-cell>
          <table:table-cell office:value-type="float" office:value="8440690" calcext:value-type="float">
            <text:p>8440690</text:p>
          </table:table-cell>
          <table:table-cell office:value-type="float" office:value="62" calcext:value-type="float">
            <text:p>62</text:p>
          </table:table-cell>
          <table:table-cell table:formula="of:=AVERAGE([.B23:.D23])" office:value-type="float" office:value="18856713.6666667" calcext:value-type="float">
            <text:p>18856713.6666667</text:p>
          </table:table-cell>
          <table:table-cell table:formula="of:=AVERAGE([.E23:.G23])" office:value-type="float" office:value="8404732" calcext:value-type="float">
            <text:p>84047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888237" calcext:value-type="float">
            <text:p>18888237</text:p>
          </table:table-cell>
          <table:table-cell office:value-type="float" office:value="17310357" calcext:value-type="float">
            <text:p>17310357</text:p>
          </table:table-cell>
          <table:table-cell office:value-type="float" office:value="17264177" calcext:value-type="float">
            <text:p>17264177</text:p>
          </table:table-cell>
          <table:table-cell office:value-type="float" office:value="9723268" calcext:value-type="float">
            <text:p>9723268</text:p>
          </table:table-cell>
          <table:table-cell office:value-type="float" office:value="9193847" calcext:value-type="float">
            <text:p>9193847</text:p>
          </table:table-cell>
          <table:table-cell office:value-type="float" office:value="7306871" calcext:value-type="float">
            <text:p>7306871</text:p>
          </table:table-cell>
          <table:table-cell office:value-type="float" office:value="128" calcext:value-type="float">
            <text:p>128</text:p>
          </table:table-cell>
          <table:table-cell table:formula="of:=AVERAGE([.B24:.D24])" office:value-type="float" office:value="17820923.6666667" calcext:value-type="float">
            <text:p>17820923.6666667</text:p>
          </table:table-cell>
          <table:table-cell table:formula="of:=AVERAGE([.E24:.G24])" office:value-type="float" office:value="8741328.66666667" calcext:value-type="float">
            <text:p>8741328.6666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661612" calcext:value-type="float">
            <text:p>17661612</text:p>
          </table:table-cell>
          <table:table-cell office:value-type="float" office:value="18197199" calcext:value-type="float">
            <text:p>18197199</text:p>
          </table:table-cell>
          <table:table-cell office:value-type="float" office:value="21521898" calcext:value-type="float">
            <text:p>21521898</text:p>
          </table:table-cell>
          <table:table-cell office:value-type="float" office:value="9631362" calcext:value-type="float">
            <text:p>9631362</text:p>
          </table:table-cell>
          <table:table-cell office:value-type="float" office:value="9656885" calcext:value-type="float">
            <text:p>9656885</text:p>
          </table:table-cell>
          <table:table-cell office:value-type="float" office:value="8182129" calcext:value-type="float">
            <text:p>8182129</text:p>
          </table:table-cell>
          <table:table-cell office:value-type="float" office:value="256" calcext:value-type="float">
            <text:p>256</text:p>
          </table:table-cell>
          <table:table-cell table:formula="of:=AVERAGE([.B25:.D25])" office:value-type="float" office:value="19126903" calcext:value-type="float">
            <text:p>19126903</text:p>
          </table:table-cell>
          <table:table-cell table:formula="of:=AVERAGE([.E25:.G25])" office:value-type="float" office:value="9156792" calcext:value-type="float">
            <text:p>91567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696879" calcext:value-type="float">
            <text:p>29696879</text:p>
          </table:table-cell>
          <table:table-cell office:value-type="float" office:value="20813185" calcext:value-type="float">
            <text:p>20813185</text:p>
          </table:table-cell>
          <table:table-cell office:value-type="float" office:value="23712046" calcext:value-type="float">
            <text:p>23712046</text:p>
          </table:table-cell>
          <table:table-cell office:value-type="float" office:value="11979332" calcext:value-type="float">
            <text:p>11979332</text:p>
          </table:table-cell>
          <table:table-cell office:value-type="float" office:value="9137822" calcext:value-type="float">
            <text:p>9137822</text:p>
          </table:table-cell>
          <table:table-cell office:value-type="float" office:value="8767497" calcext:value-type="float">
            <text:p>8767497</text:p>
          </table:table-cell>
          <table:table-cell office:value-type="float" office:value="512" calcext:value-type="float">
            <text:p>512</text:p>
          </table:table-cell>
          <table:table-cell table:formula="of:=AVERAGE([.B26:.D26])" office:value-type="float" office:value="24740703.3333333" calcext:value-type="float">
            <text:p>24740703.3333333</text:p>
          </table:table-cell>
          <table:table-cell table:formula="of:=AVERAGE([.E26:.G26])" office:value-type="float" office:value="9961550.33333333" calcext:value-type="float">
            <text:p>9961550.33333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830194" calcext:value-type="float">
            <text:p>26830194</text:p>
          </table:table-cell>
          <table:table-cell office:value-type="float" office:value="22209279" calcext:value-type="float">
            <text:p>22209279</text:p>
          </table:table-cell>
          <table:table-cell office:value-type="float" office:value="21128932" calcext:value-type="float">
            <text:p>21128932</text:p>
          </table:table-cell>
          <table:table-cell office:value-type="float" office:value="10555236" calcext:value-type="float">
            <text:p>10555236</text:p>
          </table:table-cell>
          <table:table-cell office:value-type="float" office:value="10649826" calcext:value-type="float">
            <text:p>10649826</text:p>
          </table:table-cell>
          <table:table-cell office:value-type="float" office:value="10702695" calcext:value-type="float">
            <text:p>10702695</text:p>
          </table:table-cell>
          <table:table-cell office:value-type="float" office:value="1024" calcext:value-type="float">
            <text:p>1024</text:p>
          </table:table-cell>
          <table:table-cell table:formula="of:=AVERAGE([.B27:.D27])" office:value-type="float" office:value="23389468.3333333" calcext:value-type="float">
            <text:p>23389468.3333333</text:p>
          </table:table-cell>
          <table:table-cell table:formula="of:=AVERAGE([.E27:.G27])" office:value-type="float" office:value="10635919" calcext:value-type="float">
            <text:p>1063591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Time (Seconds</text:p>
          </table:table-cell>
          <table:covered-table-cell table:number-columns-repeated="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low v1</text:p>
          </table:table-cell>
          <table:table-cell office:value-type="string" calcext:value-type="string">
            <text:p>Slow v2</text:p>
          </table:table-cell>
          <table:table-cell office:value-type="string" calcext:value-type="string">
            <text:p>Slow v3</text:p>
          </table:table-cell>
          <table:table-cell office:value-type="string" calcext:value-type="string">
            <text:p>Fast v1 </text:p>
          </table:table-cell>
          <table:table-cell office:value-type="string" calcext:value-type="string">
            <text:p>Fast v2</text:p>
          </table:table-cell>
          <table:table-cell office:value-type="string" calcext:value-type="string">
            <text:p>Fast v3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a Non-Local</text:p>
          </table:table-cell>
          <table:table-cell office:value-type="string" calcext:value-type="string">
            <text:p>Data Lo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45364999" calcext:value-type="float">
            <text:p>3.745364999</text:p>
          </table:table-cell>
          <table:table-cell office:value-type="float" office:value="3.532717168" calcext:value-type="float">
            <text:p>3.532717168</text:p>
          </table:table-cell>
          <table:table-cell office:value-type="float" office:value="3.698162121" calcext:value-type="float">
            <text:p>3.698162121</text:p>
          </table:table-cell>
          <table:table-cell office:value-type="float" office:value="1.634798968" calcext:value-type="float">
            <text:p>1.634798968</text:p>
          </table:table-cell>
          <table:table-cell office:value-type="float" office:value="1.635547015" calcext:value-type="float">
            <text:p>1.635547015</text:p>
          </table:table-cell>
          <table:table-cell office:value-type="float" office:value="1.639762973" calcext:value-type="float">
            <text:p>1.639762973</text:p>
          </table:table-cell>
          <table:table-cell office:value-type="float" office:value="1" calcext:value-type="float">
            <text:p>1</text:p>
          </table:table-cell>
          <table:table-cell table:formula="of:=AVERAGE([.B32:.D32])" office:value-type="float" office:value="3.658748096" calcext:value-type="float">
            <text:p>3.658748096</text:p>
          </table:table-cell>
          <table:table-cell table:formula="of:=AVERAGE([.E32:.G32])" office:value-type="float" office:value="1.63670298533333" calcext:value-type="float">
            <text:p>1.63670298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8611861" calcext:value-type="float">
            <text:p>10.8611861</text:p>
          </table:table-cell>
          <table:table-cell office:value-type="float" office:value="11.548011612" calcext:value-type="float">
            <text:p>11.548011612</text:p>
          </table:table-cell>
          <table:table-cell office:value-type="float" office:value="11.231239208" calcext:value-type="float">
            <text:p>11.231239208</text:p>
          </table:table-cell>
          <table:table-cell office:value-type="float" office:value="5.220495961" calcext:value-type="float">
            <text:p>5.220495961</text:p>
          </table:table-cell>
          <table:table-cell office:value-type="float" office:value="5.228899401" calcext:value-type="float">
            <text:p>5.228899401</text:p>
          </table:table-cell>
          <table:table-cell office:value-type="float" office:value="5.365866081" calcext:value-type="float">
            <text:p>5.365866081</text:p>
          </table:table-cell>
          <table:table-cell office:value-type="float" office:value="2" calcext:value-type="float">
            <text:p>2</text:p>
          </table:table-cell>
          <table:table-cell table:formula="of:=AVERAGE([.B33:.D33])" office:value-type="float" office:value="11.2134789733333" calcext:value-type="float">
            <text:p>11.2134789733</text:p>
          </table:table-cell>
          <table:table-cell table:formula="of:=AVERAGE([.E33:.G33])" office:value-type="float" office:value="5.27175381433333" calcext:value-type="float">
            <text:p>5.2717538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.20978207" calcext:value-type="float">
            <text:p>47.20978207</text:p>
          </table:table-cell>
          <table:table-cell office:value-type="float" office:value="48.572367992" calcext:value-type="float">
            <text:p>48.572367992</text:p>
          </table:table-cell>
          <table:table-cell office:value-type="float" office:value="47.880297961" calcext:value-type="float">
            <text:p>47.880297961</text:p>
          </table:table-cell>
          <table:table-cell office:value-type="float" office:value="35.981458837" calcext:value-type="float">
            <text:p>35.981458837</text:p>
          </table:table-cell>
          <table:table-cell office:value-type="float" office:value="32.77728875" calcext:value-type="float">
            <text:p>32.77728875</text:p>
          </table:table-cell>
          <table:table-cell office:value-type="float" office:value="31.948078028" calcext:value-type="float">
            <text:p>31.948078028</text:p>
          </table:table-cell>
          <table:table-cell office:value-type="float" office:value="4" calcext:value-type="float">
            <text:p>4</text:p>
          </table:table-cell>
          <table:table-cell table:formula="of:=AVERAGE([.B34:.D34])" office:value-type="float" office:value="47.8874826743333" calcext:value-type="float">
            <text:p>47.8874826743</text:p>
          </table:table-cell>
          <table:table-cell table:formula="of:=AVERAGE([.E34:.G34])" office:value-type="float" office:value="33.5689418716667" calcext:value-type="float">
            <text:p>33.5689418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639440358" calcext:value-type="float">
            <text:p>26.639440358</text:p>
          </table:table-cell>
          <table:table-cell office:value-type="float" office:value="25.856587329" calcext:value-type="float">
            <text:p>25.856587329</text:p>
          </table:table-cell>
          <table:table-cell office:value-type="float" office:value="27.058710718" calcext:value-type="float">
            <text:p>27.058710718</text:p>
          </table:table-cell>
          <table:table-cell office:value-type="float" office:value="14.476620398" calcext:value-type="float">
            <text:p>14.476620398</text:p>
          </table:table-cell>
          <table:table-cell office:value-type="float" office:value="13.29653241" calcext:value-type="float">
            <text:p>13.29653241</text:p>
          </table:table-cell>
          <table:table-cell office:value-type="float" office:value="15.211210229" calcext:value-type="float">
            <text:p>15.211210229</text:p>
          </table:table-cell>
          <table:table-cell office:value-type="float" office:value="8" calcext:value-type="float">
            <text:p>8</text:p>
          </table:table-cell>
          <table:table-cell table:formula="of:=AVERAGE([.B35:.D35])" office:value-type="float" office:value="26.518246135" calcext:value-type="float">
            <text:p>26.518246135</text:p>
          </table:table-cell>
          <table:table-cell table:formula="of:=AVERAGE([.E35:.G35])" office:value-type="float" office:value="14.3281210123333" calcext:value-type="float">
            <text:p>14.32812101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824276935" calcext:value-type="float">
            <text:p>12.824276935</text:p>
          </table:table-cell>
          <table:table-cell office:value-type="float" office:value="12.633624132" calcext:value-type="float">
            <text:p>12.633624132</text:p>
          </table:table-cell>
          <table:table-cell office:value-type="float" office:value="12.57718718" calcext:value-type="float">
            <text:p>12.57718718</text:p>
          </table:table-cell>
          <table:table-cell office:value-type="float" office:value="5.895816382" calcext:value-type="float">
            <text:p>5.895816382</text:p>
          </table:table-cell>
          <table:table-cell office:value-type="float" office:value="5.904514819" calcext:value-type="float">
            <text:p>5.904514819</text:p>
          </table:table-cell>
          <table:table-cell office:value-type="float" office:value="5.907338062" calcext:value-type="float">
            <text:p>5.907338062</text:p>
          </table:table-cell>
          <table:table-cell office:value-type="float" office:value="16" calcext:value-type="float">
            <text:p>16</text:p>
          </table:table-cell>
          <table:table-cell table:formula="of:=AVERAGE([.B36:.D36])" office:value-type="float" office:value="12.678362749" calcext:value-type="float">
            <text:p>12.678362749</text:p>
          </table:table-cell>
          <table:table-cell table:formula="of:=AVERAGE([.E36:.G36])" office:value-type="float" office:value="5.902556421" calcext:value-type="float">
            <text:p>5.9025564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622789703" calcext:value-type="float">
            <text:p>12.622789703</text:p>
          </table:table-cell>
          <table:table-cell office:value-type="float" office:value="12.589013066" calcext:value-type="float">
            <text:p>12.589013066</text:p>
          </table:table-cell>
          <table:table-cell office:value-type="float" office:value="12.648366042" calcext:value-type="float">
            <text:p>12.648366042</text:p>
          </table:table-cell>
          <table:table-cell office:value-type="float" office:value="5.904917415" calcext:value-type="float">
            <text:p>5.904917415</text:p>
          </table:table-cell>
          <table:table-cell office:value-type="float" office:value="5.86463998" calcext:value-type="float">
            <text:p>5.86463998</text:p>
          </table:table-cell>
          <table:table-cell office:value-type="float" office:value="5.873904043" calcext:value-type="float">
            <text:p>5.873904043</text:p>
          </table:table-cell>
          <table:table-cell office:value-type="float" office:value="32" calcext:value-type="float">
            <text:p>32</text:p>
          </table:table-cell>
          <table:table-cell table:formula="of:=AVERAGE([.B37:.D37])" office:value-type="float" office:value="12.6200562703333" calcext:value-type="float">
            <text:p>12.6200562703</text:p>
          </table:table-cell>
          <table:table-cell table:formula="of:=AVERAGE([.E37:.G37])" office:value-type="float" office:value="5.88115381266667" calcext:value-type="float">
            <text:p>5.88115381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614134705" calcext:value-type="float">
            <text:p>12.614134705</text:p>
          </table:table-cell>
          <table:table-cell office:value-type="float" office:value="12.624001107" calcext:value-type="float">
            <text:p>12.624001107</text:p>
          </table:table-cell>
          <table:table-cell office:value-type="float" office:value="12.601630583" calcext:value-type="float">
            <text:p>12.601630583</text:p>
          </table:table-cell>
          <table:table-cell office:value-type="float" office:value="5.891636541" calcext:value-type="float">
            <text:p>5.891636541</text:p>
          </table:table-cell>
          <table:table-cell office:value-type="float" office:value="5.900957916" calcext:value-type="float">
            <text:p>5.900957916</text:p>
          </table:table-cell>
          <table:table-cell office:value-type="float" office:value="6.072036496" calcext:value-type="float">
            <text:p>6.072036496</text:p>
          </table:table-cell>
          <table:table-cell office:value-type="float" office:value="62" calcext:value-type="float">
            <text:p>62</text:p>
          </table:table-cell>
          <table:table-cell table:formula="of:=AVERAGE([.B38:.D38])" office:value-type="float" office:value="12.613255465" calcext:value-type="float">
            <text:p>12.613255465</text:p>
          </table:table-cell>
          <table:table-cell table:formula="of:=AVERAGE([.E38:.G38])" office:value-type="float" office:value="5.95487698433333" calcext:value-type="float">
            <text:p>5.95487698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682290296" calcext:value-type="float">
            <text:p>12.682290296</text:p>
          </table:table-cell>
          <table:table-cell office:value-type="float" office:value="12.846083952" calcext:value-type="float">
            <text:p>12.846083952</text:p>
          </table:table-cell>
          <table:table-cell office:value-type="float" office:value="12.689385433" calcext:value-type="float">
            <text:p>12.689385433</text:p>
          </table:table-cell>
          <table:table-cell office:value-type="float" office:value="5.922324204" calcext:value-type="float">
            <text:p>5.922324204</text:p>
          </table:table-cell>
          <table:table-cell office:value-type="float" office:value="5.988937777" calcext:value-type="float">
            <text:p>5.988937777</text:p>
          </table:table-cell>
          <table:table-cell office:value-type="float" office:value="5.900343109" calcext:value-type="float">
            <text:p>5.900343109</text:p>
          </table:table-cell>
          <table:table-cell office:value-type="float" office:value="128" calcext:value-type="float">
            <text:p>128</text:p>
          </table:table-cell>
          <table:table-cell table:formula="of:=AVERAGE([.B39:.D39])" office:value-type="float" office:value="12.739253227" calcext:value-type="float">
            <text:p>12.739253227</text:p>
          </table:table-cell>
          <table:table-cell table:formula="of:=AVERAGE([.E39:.G39])" office:value-type="float" office:value="5.93720169666667" calcext:value-type="float">
            <text:p>5.93720169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893872724" calcext:value-type="float">
            <text:p>12.893872724</text:p>
          </table:table-cell>
          <table:table-cell office:value-type="float" office:value="12.927454924" calcext:value-type="float">
            <text:p>12.927454924</text:p>
          </table:table-cell>
          <table:table-cell office:value-type="float" office:value="12.549534474" calcext:value-type="float">
            <text:p>12.549534474</text:p>
          </table:table-cell>
          <table:table-cell office:value-type="float" office:value="5.99101748" calcext:value-type="float">
            <text:p>5.99101748</text:p>
          </table:table-cell>
          <table:table-cell office:value-type="float" office:value="5.986811606" calcext:value-type="float">
            <text:p>5.986811606</text:p>
          </table:table-cell>
          <table:table-cell office:value-type="float" office:value="5.996726988" calcext:value-type="float">
            <text:p>5.996726988</text:p>
          </table:table-cell>
          <table:table-cell office:value-type="float" office:value="256" calcext:value-type="float">
            <text:p>256</text:p>
          </table:table-cell>
          <table:table-cell table:formula="of:=AVERAGE([.B40:.D40])" office:value-type="float" office:value="12.790287374" calcext:value-type="float">
            <text:p>12.790287374</text:p>
          </table:table-cell>
          <table:table-cell table:formula="of:=AVERAGE([.E40:.G40])" office:value-type="float" office:value="5.99151869133333" calcext:value-type="float">
            <text:p>5.99151869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205586812" calcext:value-type="float">
            <text:p>13.205586812</text:p>
          </table:table-cell>
          <table:table-cell office:value-type="float" office:value="13.141436001" calcext:value-type="float">
            <text:p>13.141436001</text:p>
          </table:table-cell>
          <table:table-cell office:value-type="float" office:value="12.663823055" calcext:value-type="float">
            <text:p>12.663823055</text:p>
          </table:table-cell>
          <table:table-cell office:value-type="float" office:value="6.139537756" calcext:value-type="float">
            <text:p>6.139537756</text:p>
          </table:table-cell>
          <table:table-cell office:value-type="float" office:value="6.305084347" calcext:value-type="float">
            <text:p>6.305084347</text:p>
          </table:table-cell>
          <table:table-cell office:value-type="float" office:value="6.109320365" calcext:value-type="float">
            <text:p>6.109320365</text:p>
          </table:table-cell>
          <table:table-cell office:value-type="float" office:value="512" calcext:value-type="float">
            <text:p>512</text:p>
          </table:table-cell>
          <table:table-cell table:formula="of:=AVERAGE([.B41:.D41])" office:value-type="float" office:value="13.0036152893333" calcext:value-type="float">
            <text:p>13.0036152893</text:p>
          </table:table-cell>
          <table:table-cell table:formula="of:=AVERAGE([.E41:.G41])" office:value-type="float" office:value="6.18464748933333" calcext:value-type="float">
            <text:p>6.18464748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.499264889" calcext:value-type="float">
            <text:p>13.499264889</text:p>
          </table:table-cell>
          <table:table-cell office:value-type="float" office:value="13.698343538" calcext:value-type="float">
            <text:p>13.698343538</text:p>
          </table:table-cell>
          <table:table-cell office:value-type="float" office:value="13.532336644" calcext:value-type="float">
            <text:p>13.532336644</text:p>
          </table:table-cell>
          <table:table-cell office:value-type="float" office:value="6.32895389" calcext:value-type="float">
            <text:p>6.32895389</text:p>
          </table:table-cell>
          <table:table-cell office:value-type="float" office:value="6.373101531" calcext:value-type="float">
            <text:p>6.373101531</text:p>
          </table:table-cell>
          <table:table-cell office:value-type="float" office:value="6.336508349" calcext:value-type="float">
            <text:p>6.336508349</text:p>
          </table:table-cell>
          <table:table-cell office:value-type="float" office:value="1024" calcext:value-type="float">
            <text:p>1024</text:p>
          </table:table-cell>
          <table:table-cell table:formula="of:=AVERAGE([.B42:.D42])" office:value-type="float" office:value="13.576648357" calcext:value-type="float">
            <text:p>13.576648357</text:p>
          </table:table-cell>
          <table:table-cell table:formula="of:=AVERAGE([.E42:.G42])" office:value-type="float" office:value="6.34618792333333" calcext:value-type="float">
            <text:p>6.3461879233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</meta:initial-creator>
    <meta:creation-date>2015-03-04T21:47:35.233330119</meta:creation-date>
    <dc:date>2015-03-04T22:14:40.503041550</dc:date>
    <dc:creator>Tyler </dc:creator>
    <meta:editing-duration>PT9M54S</meta:editing-duration>
    <meta:editing-cycles>2</meta:editing-cycles>
    <meta:generator>LibreOffice/4.2.7.2$Linux_X86_64 LibreOffice_project/420m0$Build-2</meta:generator>
    <meta:document-statistic meta:table-count="1" meta:cell-count="3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Fast  vs Slow Algorithms</text:p>
        </chart:title>
        <chart:legend chart:legend-position="end" svg:x="12.301cm" svg:y="3.952cm" style:legend-expansion="high" chart:style-name="ch3"/>
        <chart:plot-area chart:style-name="ch4" table:cell-range-address="Sheet1.H31:Sheet1.J42" chart:data-source-has-labels="both" svg:x="1.331cm" svg:y="1.301cm" svg:width="10.65cm" svg:height="6.538cm">
          <chartooo:coordinate-region svg:x="1.952cm" svg:y="1.5cm" svg:width="9.657cm" svg:height="5.692cm"/>
          <chart:axis chart:dimension="x" chart:name="primary-x" chart:style-name="ch5" chartooo:axis-type="auto">
            <chartooo:date-scale/>
            <chart:title svg:x="5.712cm" svg:y="8.019cm" chart:style-name="ch6">
              <text:p># of Threads</text:p>
            </chart:title>
            <chart:categories table:cell-range-address="Sheet1.H32:Sheet1.H42"/>
          </chart:axis>
          <chart:axis chart:dimension="y" chart:name="primary-y" chart:style-name="ch5">
            <chart:title svg:x="0.451cm" svg:y="5.75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I32:Sheet1.I42" chart:label-cell-address="Sheet1.I31:Sheet1.I31" chart:class="chart:line">
            <chart:data-point chart:repeated="11"/>
          </chart:series>
          <chart:series chart:style-name="ch10" chart:values-cell-range-address="Sheet1.J32:Sheet1.J42" chart:label-cell-address="Sheet1.J31:Sheet1.J3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Non-Local</text:p>
                <draw:g>
                  <svg:desc>Sheet1.I31:Sheet1.I31</svg:desc>
                </draw:g>
              </table:table-cell>
              <table:table-cell office:value-type="string">
                <text:p>Data Local</text:p>
                <draw:g>
                  <svg:desc>Sheet1.J31:Sheet1.J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2:Sheet1.H42</svg:desc>
                </draw:g>
              </table:table-cell>
              <table:table-cell office:value-type="float" office:value="3.658748096">
                <text:p>3.658748096</text:p>
                <draw:g>
                  <svg:desc>Sheet1.I32:Sheet1.I42</svg:desc>
                </draw:g>
              </table:table-cell>
              <table:table-cell office:value-type="float" office:value="1.63670298533333">
                <text:p>1.63670298533333</text:p>
                <draw:g>
                  <svg:desc>Sheet1.J32:Sheet1.J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.2134789733333">
                <text:p>11.2134789733333</text:p>
              </table:table-cell>
              <table:table-cell office:value-type="float" office:value="5.27175381433333">
                <text:p>5.271753814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7.8874826743333">
                <text:p>47.8874826743333</text:p>
              </table:table-cell>
              <table:table-cell office:value-type="float" office:value="33.5689418716667">
                <text:p>33.568941871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518246135">
                <text:p>26.518246135</text:p>
              </table:table-cell>
              <table:table-cell office:value-type="float" office:value="14.3281210123333">
                <text:p>14.328121012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678362749">
                <text:p>12.678362749</text:p>
              </table:table-cell>
              <table:table-cell office:value-type="float" office:value="5.902556421">
                <text:p>5.90255642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6200562703333">
                <text:p>12.6200562703333</text:p>
              </table:table-cell>
              <table:table-cell office:value-type="float" office:value="5.88115381266667">
                <text:p>5.8811538126666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.613255465">
                <text:p>12.613255465</text:p>
              </table:table-cell>
              <table:table-cell office:value-type="float" office:value="5.95487698433333">
                <text:p>5.954876984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739253227">
                <text:p>12.739253227</text:p>
              </table:table-cell>
              <table:table-cell office:value-type="float" office:value="5.93720169666667">
                <text:p>5.937201696666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.790287374">
                <text:p>12.790287374</text:p>
              </table:table-cell>
              <table:table-cell office:value-type="float" office:value="5.99151869133333">
                <text:p>5.991518691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.0036152893333">
                <text:p>13.0036152893333</text:p>
              </table:table-cell>
              <table:table-cell office:value-type="float" office:value="6.18464748933333">
                <text:p>6.184647489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.576648357">
                <text:p>13.576648357</text:p>
              </table:table-cell>
              <table:table-cell office:value-type="float" office:value="6.34618792333333">
                <text:p>6.34618792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3.952cm" style:legend-expansion="high" chart:style-name="ch2"/>
        <chart:plot-area chart:style-name="ch3" table:cell-range-address="Sheet1.H16:Sheet1.J27" chart:data-source-has-labels="both" svg:x="0.32cm" svg:y="0.18cm" svg:width="11.661cm" svg:height="8.64cm">
          <chartooo:coordinate-region svg:x="2.238cm" svg:y="0.379cm" svg:width="9.371cm" svg:height="7.794cm"/>
          <chart:axis chart:dimension="x" chart:name="primary-x" chart:style-name="ch4" chartooo:axis-type="auto">
            <chartooo:date-scale/>
            <chart:categories table:cell-range-address="Sheet1.H17:Sheet1.H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7:Sheet1.I27" chart:label-cell-address="Sheet1.I16:Sheet1.I16" chart:class="chart:line">
            <chart:data-point chart:repeated="11"/>
          </chart:series>
          <chart:series chart:style-name="ch7" chart:values-cell-range-address="Sheet1.J17:Sheet1.J27" chart:label-cell-address="Sheet1.J16:Sheet1.J1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Non-Local</text:p>
                <draw:g>
                  <svg:desc>Sheet1.I16:Sheet1.I16</svg:desc>
                </draw:g>
              </table:table-cell>
              <table:table-cell office:value-type="string">
                <text:p>Data Local</text:p>
                <draw:g>
                  <svg:desc>Sheet1.J16:Sheet1.J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17:Sheet1.H27</svg:desc>
                </draw:g>
              </table:table-cell>
              <table:table-cell office:value-type="float" office:value="167694">
                <text:p>167694</text:p>
                <draw:g>
                  <svg:desc>Sheet1.I17:Sheet1.I27</svg:desc>
                </draw:g>
              </table:table-cell>
              <table:table-cell office:value-type="float" office:value="57503.3333333333">
                <text:p>57503.3333333333</text:p>
                <draw:g>
                  <svg:desc>Sheet1.J17:Sheet1.J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3346837.333333">
                <text:p>113346837.333333</text:p>
              </table:table-cell>
              <table:table-cell office:value-type="float" office:value="48966516.3333333">
                <text:p>48966516.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19581039.666667">
                <text:p>619581039.666667</text:p>
              </table:table-cell>
              <table:table-cell office:value-type="float" office:value="462385391.333333">
                <text:p>462385391.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4732976.333333">
                <text:p>244732976.333333</text:p>
              </table:table-cell>
              <table:table-cell office:value-type="float" office:value="100090751">
                <text:p>1000907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403825">
                <text:p>26403825</text:p>
              </table:table-cell>
              <table:table-cell office:value-type="float" office:value="10803869.3333333">
                <text:p>10803869.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516636.3333333">
                <text:p>21516636.3333333</text:p>
              </table:table-cell>
              <table:table-cell office:value-type="float" office:value="9241731">
                <text:p>924173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8856713.6666667">
                <text:p>18856713.6666667</text:p>
              </table:table-cell>
              <table:table-cell office:value-type="float" office:value="8404732">
                <text:p>84047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820923.6666667">
                <text:p>17820923.6666667</text:p>
              </table:table-cell>
              <table:table-cell office:value-type="float" office:value="8741328.66666667">
                <text:p>8741328.666666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9126903">
                <text:p>19126903</text:p>
              </table:table-cell>
              <table:table-cell office:value-type="float" office:value="9156792">
                <text:p>915679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4740703.3333333">
                <text:p>24740703.3333333</text:p>
              </table:table-cell>
              <table:table-cell office:value-type="float" office:value="9961550.33333333">
                <text:p>9961550.33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3389468.3333333">
                <text:p>23389468.3333333</text:p>
              </table:table-cell>
              <table:table-cell office:value-type="float" office:value="10635919">
                <text:p>10635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3.952cm" style:legend-expansion="high" chart:style-name="ch2"/>
        <chart:plot-area chart:style-name="ch3" table:cell-range-address="Sheet1.H2:Sheet1.J13" chart:data-source-has-labels="both" svg:x="0.32cm" svg:y="0.18cm" svg:width="11.661cm" svg:height="8.64cm">
          <chartooo:coordinate-region svg:x="2.794cm" svg:y="0.38cm" svg:width="8.815cm" svg:height="7.793cm"/>
          <chart:axis chart:dimension="x" chart:name="primary-x" chart:style-name="ch4" chartooo:axis-type="auto">
            <chartooo:date-scale/>
            <chart:categories table:cell-range-address="Sheet1.H3:Sheet1.H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13" chart:label-cell-address="Sheet1.I2:Sheet1.I2" chart:class="chart:line">
            <chart:data-point chart:repeated="11"/>
          </chart:series>
          <chart:series chart:style-name="ch7" chart:values-cell-range-address="Sheet1.J3:Sheet1.J13" chart:label-cell-address="Sheet1.J2:Sheet1.J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Non-Local</text:p>
                <draw:g>
                  <svg:desc>Sheet1.I2:Sheet1.I2</svg:desc>
                </draw:g>
              </table:table-cell>
              <table:table-cell office:value-type="string">
                <text:p>Data Local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:Sheet1.H13</svg:desc>
                </draw:g>
              </table:table-cell>
              <table:table-cell office:value-type="float" office:value="4050348809">
                <text:p>4050348809</text:p>
                <draw:g>
                  <svg:desc>Sheet1.I3:Sheet1.I13</svg:desc>
                </draw:g>
              </table:table-cell>
              <table:table-cell office:value-type="float" office:value="2978674811.33333">
                <text:p>2978674811.33333</text:p>
                <draw:g>
                  <svg:desc>Sheet1.J3:Sheet1.J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330499520.6667">
                <text:p>15330499520.6667</text:p>
              </table:table-cell>
              <table:table-cell office:value-type="float" office:value="8295598727">
                <text:p>82955987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1499584950.333">
                <text:p>191499584950.333</text:p>
              </table:table-cell>
              <table:table-cell office:value-type="float" office:value="134403029905.333">
                <text:p>134403029905.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7570698278.667">
                <text:p>187570698278.667</text:p>
              </table:table-cell>
              <table:table-cell office:value-type="float" office:value="102092804256">
                <text:p>1020928042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7706502714.667">
                <text:p>157706502714.667</text:p>
              </table:table-cell>
              <table:table-cell office:value-type="float" office:value="72361329745.3333">
                <text:p>72361329745.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6598220874.667">
                <text:p>156598220874.667</text:p>
              </table:table-cell>
              <table:table-cell office:value-type="float" office:value="72098963905.6667">
                <text:p>72098963905.666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6875846094">
                <text:p>156875846094</text:p>
              </table:table-cell>
              <table:table-cell office:value-type="float" office:value="73457057615">
                <text:p>734570576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59566132750.333">
                <text:p>159566132750.333</text:p>
              </table:table-cell>
              <table:table-cell office:value-type="float" office:value="74007439023.6667">
                <text:p>74007439023.66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60990501673.333">
                <text:p>160990501673.333</text:p>
              </table:table-cell>
              <table:table-cell office:value-type="float" office:value="75057576204.6667">
                <text:p>75057576204.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65572570943">
                <text:p>165572570943</text:p>
              </table:table-cell>
              <table:table-cell office:value-type="float" office:value="78461138748.3333">
                <text:p>78461138748.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75782553844.667">
                <text:p>175782553844.667</text:p>
              </table:table-cell>
              <table:table-cell office:value-type="float" office:value="81805931914.3333">
                <text:p>81805931914.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